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5581" officeooo:paragraph-rsid="00115581" style:font-weight-asian="bold" style:font-weight-complex="bold"/>
    </style:style>
    <style:style style:name="P2" style:family="paragraph" style:parent-style-name="Standard">
      <style:text-properties officeooo:rsid="00115581" officeooo:paragraph-rsid="00115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o de estudos para frontend</text:p>
      <text:p text:style-name="P2"/>
      <text:p text:style-name="P2">1 - HTML; - FEITO</text:p>
      <text:p text:style-name="P2">2 - CSS; - FEITO</text:p>
      <text:p text:style-name="P2">3 - Git e Github; - EM ANDAMENTO</text:p>
      <text:p text:style-name="P2">4 - JavaScript;</text:p>
      <text:p text:style-name="P2">5 - TypeScript - <text:s/><text:a xlink:type="simple" xlink:href="https://www.youtube.com/watch?v=4pIo-p6pX34&amp;list=PL9tY_tDo_Q0DOAzTaPnWYsryfNLsz1K6U" text:style-name="Internet_20_link" text:visited-style-name="Visited_20_Internet_20_Link">https://www.youtube.com/watch?v=4pIo-p6pX34&amp;list=PL9tY_tDo_Q0DOAzTaPnWYsryfNLsz1K6U</text:a></text:p>
      <text:p text:style-name="P2">6 - Node - NPM;</text:p>
      <text:p text:style-name="P2">7 - Angular + Type Script;</text:p>
      <text:p text:style-name="P2">8 - SASS (SCSS) - <text:a xlink:type="simple" xlink:href="https://sass-lang.com/" text:style-name="Internet_20_link" text:visited-style-name="Visited_20_Internet_20_Link">https://sass-lang.com/</text:a></text:p>
      <text:p text:style-name="P2">9 - Protocolo HTTP;</text:p>
      <text:p text:style-name="P2">10 - Design System. (editado) </text:p>
      <text:p text:style-name="P2"/>
      <text:p text:style-name="P2">sass-lang.comsass-lang.com</text:p>
      <text:p text:style-name="P2">Sass: Syntactically Awesome Style Shee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5:04:24.492000000</meta:creation-date>
    <dc:date>2025-05-10T15:07:07.022000000</dc:date>
    <meta:editing-duration>PT2M44S</meta:editing-duration>
    <meta:editing-cycles>1</meta:editing-cycles>
    <meta:document-statistic meta:table-count="0" meta:image-count="0" meta:object-count="0" meta:page-count="1" meta:paragraph-count="13" meta:word-count="63" meta:character-count="407" meta:non-whitespace-character-count="355"/>
    <meta:generator>LibreOffice/24.8.5.1$Windows_X86_64 LibreOffice_project/8e3f91296d65a47712b8a390b4731fa5a2f6c9af</meta:generator>
  </office:meta>
</office:document-meta>
</file>